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language="en" fo:country="US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font-name="Arial" style:font-name-complex="Arial" fo:language="en" fo:country="US"/>
    </style:style>
    <style:style style:family="graphic" style:name="a0">
      <style:graphic-properties/>
    </style:style>
  </office:automatic-styles>
  <office:body>
    <office:text text:use-soft-page-breaks="true">
      <text:p text:style-name="P1">Let us generate a nicely formatted chart:</text:p>
      <text:p text:style-name="Normal"><text:span text:style-name="T2"><draw:frame draw:style-name="a0" draw:name="Chart 1" text:anchor-type="as-char" svg:x="0in" svg:y="0in" svg:width="5.90556in" svg:height="3.44514in" style:rel-width="scale" style:rel-height="scale"><draw:object xlink:href="Object 1/" xlink:type="simple" xlink:show="embed" xlink:actuate="onLoad"/><svg:title/><svg:desc/></draw:frame></text:span></text:p>
      <text:p text:style-name="Normal"><text:span text:style-name="T3">This is just some additional tex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Ramos</meta:initial-creator>
    <dc:creator>Pc-Com</dc:creator>
    <meta:creation-date>2016-12-10T18:44:00Z</meta:creation-date>
    <dc:date>2016-12-10T18:44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" meta:character-count="78" meta:row-count="1" meta:non-whitespace-character-count="6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e2f0d9" draw:opacity="46%" draw:stroke="none"/>
    </style:style>
    <style:style style:family="chart" style:name="Wal0">
      <style:graphic-properties draw:fill="solid" draw:fill-color="#e2f0d9" draw:opacity="46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67" chart:overlap="-43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8.05pt" svg:width="425.2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